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3ae04" style:font-size-asian="14pt" style:font-size-complex="14pt"/>
    </style:style>
    <style:style style:name="P2" style:family="paragraph" style:parent-style-name="Standard">
      <style:text-properties fo:font-size="14pt" officeooo:rsid="0013ae04" officeooo:paragraph-rsid="0018e2d9" style:font-size-asian="14pt" style:font-size-complex="14pt"/>
    </style:style>
    <style:style style:name="P3" style:family="paragraph" style:parent-style-name="Standard">
      <style:text-properties fo:font-size="14pt" officeooo:rsid="0013ae04" officeooo:paragraph-rsid="00206a4a" style:font-size-asian="14pt" style:font-size-complex="14pt"/>
    </style:style>
    <style:style style:name="P4" style:family="paragraph" style:parent-style-name="Standard">
      <style:text-properties fo:font-size="14pt" officeooo:rsid="0013ae04" officeooo:paragraph-rsid="00239362" style:font-size-asian="14pt" style:font-size-complex="14pt"/>
    </style:style>
    <style:style style:name="P5" style:family="paragraph" style:parent-style-name="Standard">
      <style:text-properties fo:font-size="14pt" officeooo:rsid="00150fc7" officeooo:paragraph-rsid="00150fc7" style:font-size-asian="14pt" style:font-size-complex="14pt"/>
    </style:style>
    <style:style style:name="P6" style:family="paragraph" style:parent-style-name="Standard">
      <style:text-properties fo:font-size="14pt" officeooo:rsid="00176467" officeooo:paragraph-rsid="00239362" style:font-size-asian="14pt" style:font-size-complex="14pt"/>
    </style:style>
    <style:style style:name="P7" style:family="paragraph" style:parent-style-name="Standard">
      <style:text-properties fo:font-size="14pt" officeooo:rsid="00239362" officeooo:paragraph-rsid="00239362" style:font-size-asian="14pt" style:font-size-complex="14pt"/>
    </style:style>
    <style:style style:name="P8" style:family="paragraph" style:parent-style-name="Standard">
      <style:text-properties fo:font-size="14pt" officeooo:rsid="0101f3a1" officeooo:paragraph-rsid="00239362" style:font-size-asian="14pt" style:font-size-complex="14pt"/>
    </style:style>
    <style:style style:name="P9" style:family="paragraph" style:parent-style-name="Standard">
      <style:text-properties fo:font-size="14pt" officeooo:rsid="0112eed4" officeooo:paragraph-rsid="00239362" style:font-size-asian="14pt" style:font-size-complex="14pt"/>
    </style:style>
    <style:style style:name="P10" style:family="paragraph" style:parent-style-name="Standard">
      <style:text-properties fo:font-size="14pt" officeooo:rsid="011afa95" officeooo:paragraph-rsid="00239362" style:font-size-asian="14pt" style:font-size-complex="14pt"/>
    </style:style>
    <style:style style:name="P11" style:family="paragraph" style:parent-style-name="Standard">
      <style:text-properties fo:font-size="14pt" officeooo:rsid="011c3e5f" officeooo:paragraph-rsid="00239362" style:font-size-asian="14pt" style:font-size-complex="14pt"/>
    </style:style>
    <style:style style:name="P12" style:family="paragraph" style:parent-style-name="Standard">
      <style:text-properties fo:font-size="14pt" officeooo:rsid="0106b542" officeooo:paragraph-rsid="00239362" style:font-size-asian="14pt" style:font-size-complex="14pt"/>
    </style:style>
    <style:style style:name="P13" style:family="paragraph" style:parent-style-name="Standard">
      <style:text-properties fo:font-size="14pt" officeooo:rsid="010bee1c" officeooo:paragraph-rsid="00239362" style:font-size-asian="14pt" style:font-size-complex="14pt"/>
    </style:style>
    <style:style style:name="P14" style:family="paragraph" style:parent-style-name="Standard">
      <style:text-properties fo:font-size="14pt" officeooo:rsid="010dbd07" officeooo:paragraph-rsid="00239362" style:font-size-asian="14pt" style:font-size-complex="14pt"/>
    </style:style>
    <style:style style:name="P15" style:family="paragraph" style:parent-style-name="Standard">
      <style:text-properties fo:font-size="14pt" officeooo:rsid="0115dee2" officeooo:paragraph-rsid="00239362" style:font-size-asian="14pt" style:font-size-complex="14pt"/>
    </style:style>
    <style:style style:name="P16" style:family="paragraph" style:parent-style-name="Standard">
      <style:text-properties fo:font-size="14pt" officeooo:rsid="010f0d60" officeooo:paragraph-rsid="00239362" style:font-size-asian="14pt" style:font-size-complex="14pt"/>
    </style:style>
    <style:style style:name="P17" style:family="paragraph" style:parent-style-name="Standard">
      <style:text-properties fo:font-size="14pt" officeooo:rsid="010fcff1" officeooo:paragraph-rsid="00239362" style:font-size-asian="14pt" style:font-size-complex="14pt"/>
    </style:style>
    <style:style style:name="P18" style:family="paragraph" style:parent-style-name="Standard">
      <style:text-properties fo:font-size="14pt" officeooo:rsid="0119f47e" officeooo:paragraph-rsid="00239362" style:font-size-asian="14pt" style:font-size-complex="14pt"/>
    </style:style>
    <style:style style:name="P19" style:family="paragraph" style:parent-style-name="Standard">
      <style:text-properties fo:font-size="14pt" officeooo:rsid="01192142" officeooo:paragraph-rsid="00239362" style:font-size-asian="14pt" style:font-size-complex="14pt"/>
    </style:style>
    <style:style style:name="P20" style:family="paragraph" style:parent-style-name="Standard">
      <style:text-properties fo:font-size="14pt" officeooo:rsid="011806ce" officeooo:paragraph-rsid="00239362" style:font-size-asian="14pt" style:font-size-complex="14pt"/>
    </style:style>
    <style:style style:name="P21" style:family="paragraph" style:parent-style-name="Standard">
      <style:text-properties fo:font-size="14pt" officeooo:rsid="01184ed7" officeooo:paragraph-rsid="00239362" style:font-size-asian="14pt" style:font-size-complex="14pt"/>
    </style:style>
    <style:style style:name="P22" style:family="paragraph" style:parent-style-name="Standard">
      <style:text-properties fo:font-size="14pt" officeooo:rsid="01163a1e" officeooo:paragraph-rsid="00239362" style:font-size-asian="14pt" style:font-size-complex="14pt"/>
    </style:style>
    <style:style style:name="P23" style:family="paragraph" style:parent-style-name="Standard">
      <style:text-properties fo:font-size="14pt" officeooo:rsid="01181c1c" officeooo:paragraph-rsid="00239362" style:font-size-asian="14pt" style:font-size-complex="14pt"/>
    </style:style>
    <style:style style:name="P24" style:family="paragraph" style:parent-style-name="Standard">
      <style:text-properties fo:font-size="14pt" officeooo:paragraph-rsid="00239362" style:font-size-asian="14pt" style:font-size-complex="14pt"/>
    </style:style>
    <style:style style:name="P25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26" style:family="paragraph" style:parent-style-name="Standard">
      <style:text-properties fo:font-size="14pt" fo:font-weight="bold" officeooo:rsid="00075a75" officeooo:paragraph-rsid="0009226f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fo:font-weight="bold" officeooo:rsid="00075a75" officeooo:paragraph-rsid="0015acbd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fo:font-weight="bold" officeooo:rsid="0015acbd" officeooo:paragraph-rsid="0009226f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ize="14pt" fo:font-weight="bold" officeooo:rsid="000a187b" officeooo:paragraph-rsid="000a187b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4pt" fo:font-weight="normal" officeooo:rsid="0009226f" officeooo:paragraph-rsid="0009226f" style:font-size-asian="14pt" style:font-weight-asian="normal" style:font-size-complex="14pt" style:font-weight-complex="normal"/>
    </style:style>
    <style:style style:name="P31" style:family="paragraph" style:parent-style-name="Standard">
      <style:text-properties fo:font-size="14pt" fo:font-weight="normal" officeooo:rsid="0015acbd" officeooo:paragraph-rsid="0015acbd" style:font-size-asian="14pt" style:font-weight-asian="normal" style:font-size-complex="14pt" style:font-weight-complex="normal"/>
    </style:style>
    <style:style style:name="P32" style:family="paragraph" style:parent-style-name="Standard">
      <style:text-properties fo:font-size="14pt" fo:font-weight="normal" officeooo:rsid="0015acbd" officeooo:paragraph-rsid="0015ebf8" style:font-size-asian="14pt" style:font-weight-asian="normal" style:font-size-complex="14pt" style:font-weight-complex="normal"/>
    </style:style>
    <style:style style:name="P33" style:family="paragraph" style:parent-style-name="Standard">
      <style:text-properties fo:font-size="14pt" fo:font-weight="normal" officeooo:rsid="000d8752" officeooo:paragraph-rsid="000a187b" style:font-size-asian="14pt" style:font-weight-asian="normal" style:font-size-complex="14pt" style:font-weight-complex="normal"/>
    </style:style>
    <style:style style:name="P34" style:family="paragraph" style:parent-style-name="Standard">
      <style:text-properties fo:font-size="14pt" fo:font-weight="normal" officeooo:rsid="000d8752" officeooo:paragraph-rsid="00176467" style:font-size-asian="14pt" style:font-weight-asian="normal" style:font-size-complex="14pt" style:font-weight-complex="normal"/>
    </style:style>
    <style:style style:name="P35" style:family="paragraph" style:parent-style-name="Standard">
      <style:text-properties fo:font-size="14pt" fo:font-weight="normal" officeooo:rsid="00239362" officeooo:paragraph-rsid="00239362" style:font-size-asian="14pt" style:font-weight-asian="normal" style:font-size-complex="14pt" style:font-weight-complex="normal"/>
    </style:style>
    <style:style style:name="P36" style:family="paragraph" style:parent-style-name="Standard">
      <style:text-properties fo:font-size="14pt" fo:font-style="normal" fo:font-weight="normal" officeooo:rsid="00186d59" officeooo:paragraph-rsid="00186d59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text-properties fo:font-size="14pt" fo:font-style="normal" fo:font-weight="normal" officeooo:rsid="00186d59" officeooo:paragraph-rsid="00192f5e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text-properties fo:font-size="14pt" fo:font-style="normal" fo:font-weight="normal" officeooo:rsid="0018e2d9" officeooo:paragraph-rsid="0018e2d9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text-properties fo:font-size="14pt" fo:font-style="normal" fo:font-weight="normal" officeooo:rsid="0018e2d9" officeooo:paragraph-rsid="00239362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text-properties fo:font-size="14pt" fo:font-style="normal" fo:font-weight="normal" officeooo:rsid="00192d09" officeooo:paragraph-rsid="00192d09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text-properties fo:font-size="14pt" fo:font-style="normal" fo:font-weight="normal" officeooo:rsid="00f6bb5a" officeooo:paragraph-rsid="00192f5e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text-properties fo:font-size="14pt" fo:font-style="normal" fo:font-weight="normal" officeooo:rsid="00f83e21" officeooo:paragraph-rsid="00192f5e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text-properties fo:font-size="14pt" fo:font-style="normal" fo:font-weight="normal" officeooo:rsid="00192f5e" officeooo:paragraph-rsid="00192f5e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text-properties fo:font-size="14pt" fo:font-style="normal" fo:font-weight="normal" officeooo:rsid="001d76f7" officeooo:paragraph-rsid="001d76f7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text-properties fo:font-size="14pt" fo:font-style="normal" fo:font-weight="normal" officeooo:rsid="0024a35b" officeooo:paragraph-rsid="0024a35b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text-properties fo:font-size="14pt" fo:font-style="normal" fo:font-weight="normal" officeooo:rsid="0024a35b" officeooo:paragraph-rsid="00267882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text-properties fo:font-size="14pt" fo:font-style="normal" fo:font-weight="normal" officeooo:rsid="00267882" officeooo:paragraph-rsid="00267882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text-properties fo:font-size="14pt" fo:font-style="normal" fo:font-weight="bold" officeooo:rsid="0018e2d9" officeooo:paragraph-rsid="0018e2d9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style:text-properties fo:font-size="14pt" fo:font-style="normal" fo:font-weight="bold" officeooo:rsid="0018e2d9" officeooo:paragraph-rsid="00239362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>
      <style:text-properties fo:font-size="14pt" fo:font-style="normal" fo:font-weight="bold" officeooo:rsid="00192d09" officeooo:paragraph-rsid="00192d09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style:text-properties fo:font-size="14pt" fo:font-style="normal" fo:font-weight="bold" officeooo:rsid="00f6bb5a" officeooo:paragraph-rsid="00192f5e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text-properties fo:font-size="14pt" fo:font-style="normal" fo:font-weight="bold" officeooo:rsid="00b14785" officeooo:paragraph-rsid="001d76f7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>
      <style:text-properties fo:font-size="14pt" fo:font-style="normal" fo:font-weight="bold" officeooo:rsid="00192f5e" officeooo:paragraph-rsid="00192f5e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>
      <style:text-properties fo:font-size="14pt" fo:font-style="normal" fo:font-weight="bold" officeooo:rsid="001c17bb" officeooo:paragraph-rsid="001c17bb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>
      <style:text-properties fo:font-size="14pt" fo:font-style="normal" fo:font-weight="bold" officeooo:rsid="00e9dff0" officeooo:paragraph-rsid="001d76f7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text-properties fo:font-size="14pt" fo:font-style="normal" officeooo:rsid="00f6bb5a" officeooo:paragraph-rsid="00192f5e" style:font-size-asian="14pt" style:font-style-asian="normal" style:font-size-complex="14pt" style:font-style-complex="normal"/>
    </style:style>
    <style:style style:name="P57" style:family="paragraph" style:parent-style-name="Standard">
      <style:text-properties fo:font-size="14pt" fo:font-style="normal" officeooo:rsid="00f41e21" officeooo:paragraph-rsid="00239362" style:font-size-asian="14pt" style:font-style-asian="normal" style:font-size-complex="14pt" style:font-style-complex="normal"/>
    </style:style>
    <style:style style:name="P58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59" style:family="paragraph" style:parent-style-name="Standard">
      <style:paragraph-properties fo:text-align="center" style:justify-single-word="false"/>
      <style:text-properties fo:font-size="32pt" fo:font-weight="bold" officeooo:rsid="00048cd6" officeooo:paragraph-rsid="00048cd6" style:font-size-asian="32pt" style:font-weight-asian="bold" style:font-size-complex="32pt" style:font-weight-complex="bold"/>
    </style:style>
    <style:style style:name="P60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6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62" style:family="paragraph" style:parent-style-name="Standard">
      <style:paragraph-properties fo:text-align="center" style:justify-single-word="false"/>
      <style:text-properties fo:font-size="20pt" fo:font-weight="bold" officeooo:paragraph-rsid="0009226f" style:font-size-asian="20pt" style:font-weight-asian="bold" style:font-size-complex="20pt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size="20pt" fo:font-weight="bold" officeooo:paragraph-rsid="0018e2d9" style:font-size-asian="20pt" style:font-weight-asian="bold" style:font-size-complex="20pt" style:font-weight-complex="bold"/>
    </style:style>
    <style:style style:name="P64" style:family="paragraph" style:parent-style-name="Standard">
      <style:paragraph-properties fo:text-align="center" style:justify-single-word="false"/>
      <style:text-properties fo:font-size="20pt" fo:font-weight="bold" officeooo:paragraph-rsid="00206a4a" style:font-size-asian="20pt" style:font-weight-asian="bold" style:font-size-complex="20pt" style:font-weight-complex="bold"/>
    </style:style>
    <style:style style:name="P65" style:family="paragraph" style:parent-style-name="Standard">
      <style:paragraph-properties fo:text-align="center" style:justify-single-word="false"/>
      <style:text-properties fo:font-size="20pt" fo:font-weight="bold" officeooo:paragraph-rsid="00239362" style:font-size-asian="20pt" style:font-weight-asian="bold" style:font-size-complex="20pt" style:font-weight-complex="bold"/>
    </style:style>
    <style:style style:name="P66" style:family="paragraph" style:parent-style-name="Standard">
      <style:paragraph-properties fo:text-align="center" style:justify-single-word="false"/>
      <style:text-properties fo:font-size="20pt" officeooo:paragraph-rsid="00239362" style:font-size-asian="20pt" style:font-size-complex="20pt"/>
    </style:style>
    <style:style style:name="P67" style:family="paragraph" style:parent-style-name="Standard">
      <style:text-properties style:text-position="0% 100%" style:font-name="Liberation Serif1" fo:font-size="14pt" fo:font-style="normal" fo:font-weight="normal" officeooo:rsid="00f85dc1" officeooo:paragraph-rsid="00192f5e" style:font-name-asian="Liberation Serif1" style:font-size-asian="14pt" style:font-style-asian="normal" style:font-weight-asian="normal" style:font-name-complex="Liberation Serif1" style:font-size-complex="14pt" style:font-style-complex="normal" style:font-weight-complex="normal"/>
    </style:style>
    <style:style style:name="P68" style:family="paragraph" style:parent-style-name="Standard">
      <style:text-properties style:text-position="0% 100%" style:font-name="Liberation Serif1" fo:font-size="14pt" fo:font-style="normal" fo:font-weight="normal" officeooo:rsid="00e9dff0" officeooo:paragraph-rsid="001d76f7" style:font-name-asian="Liberation Serif1" style:font-size-asian="14pt" style:font-style-asian="normal" style:font-weight-asian="normal" style:font-name-complex="Liberation Serif1" style:font-size-complex="14pt" style:font-style-complex="normal" style:font-weight-complex="normal"/>
    </style:style>
    <style:style style:name="P69" style:family="paragraph" style:parent-style-name="Standard">
      <style:text-properties style:text-position="0% 100%" style:font-name="Liberation Serif1" fo:font-size="14pt" fo:font-style="normal" fo:font-weight="normal" officeooo:rsid="00206a4a" officeooo:paragraph-rsid="00206a4a" style:font-name-asian="Liberation Serif1" style:font-size-asian="14pt" style:font-style-asian="normal" style:font-weight-asian="normal" style:font-name-complex="Liberation Serif1" style:font-size-complex="14pt" style:font-style-complex="normal" style:font-weight-complex="normal"/>
    </style:style>
    <style:style style:name="P70" style:family="paragraph" style:parent-style-name="Standard">
      <style:text-properties style:text-position="0% 100%" style:font-name="Liberation Serif1" fo:font-size="14pt" fo:font-style="normal" fo:font-weight="normal" officeooo:rsid="00206a4a" officeooo:paragraph-rsid="0020bee7" style:font-name-asian="Liberation Serif1" style:font-size-asian="14pt" style:font-style-asian="normal" style:font-weight-asian="normal" style:font-name-complex="Liberation Serif1" style:font-size-complex="14pt" style:font-style-complex="normal" style:font-weight-complex="normal"/>
    </style:style>
    <style:style style:name="P71" style:family="paragraph" style:parent-style-name="Standard">
      <style:text-properties style:text-position="0% 100%" fo:font-size="14pt" fo:font-style="italic" fo:font-weight="normal" officeooo:rsid="00192d09" officeooo:paragraph-rsid="00192d09" style:font-size-asian="14pt" style:font-style-asian="italic" style:font-weight-asian="normal" style:font-size-complex="14pt" style:font-style-complex="italic" style:font-weight-complex="normal"/>
    </style:style>
    <style:style style:name="P72" style:family="paragraph" style:parent-style-name="Standard">
      <style:text-properties style:text-position="0% 100%" fo:font-size="14pt" fo:font-style="normal" fo:font-weight="normal" officeooo:rsid="00192d09" officeooo:paragraph-rsid="00192d09" style:font-size-asian="14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>
      <style:text-properties style:text-position="0% 100%" fo:font-size="14pt" fo:font-style="normal" fo:font-weight="normal" officeooo:rsid="001c17bb" officeooo:paragraph-rsid="001c17bb" style:font-size-asian="14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>
      <style:text-properties style:text-position="0% 100%" fo:font-size="14pt" fo:font-style="normal" officeooo:rsid="011806ce" officeooo:paragraph-rsid="00239362" style:font-size-asian="14pt" style:font-style-asian="normal" style:font-size-complex="14pt" style:font-style-complex="normal"/>
    </style:style>
    <style:style style:name="P75" style:family="paragraph" style:parent-style-name="Standard">
      <style:text-properties style:text-position="0% 100%" fo:font-size="14pt" fo:font-style="normal" officeooo:rsid="01181c1c" officeooo:paragraph-rsid="00239362" style:font-size-asian="14pt" style:font-style-asian="normal" style:font-size-complex="14pt" style:font-style-complex="normal"/>
    </style:style>
    <style:style style:name="P76" style:family="paragraph" style:parent-style-name="Standard">
      <style:text-properties style:text-position="0% 100%" fo:font-size="14pt" fo:font-style="normal" officeooo:rsid="00fc5171" officeooo:paragraph-rsid="00239362" style:font-size-asian="14pt" style:font-style-asian="normal" style:font-size-complex="14pt" style:font-style-complex="normal"/>
    </style:style>
    <style:style style:name="P77" style:family="paragraph" style:parent-style-name="Standard">
      <style:text-properties style:text-position="0% 100%" fo:font-size="14pt" fo:font-style="normal" officeooo:rsid="0115dee2" officeooo:paragraph-rsid="00239362" style:font-size-asian="14pt" style:font-style-asian="normal" style:font-size-complex="14pt" style:font-style-complex="normal"/>
    </style:style>
    <style:style style:name="P78" style:family="paragraph" style:parent-style-name="Standard">
      <style:text-properties style:text-position="0% 100%" fo:font-size="14pt" fo:font-style="normal" officeooo:rsid="01000f7b" officeooo:paragraph-rsid="00239362" style:font-size-asian="14pt" style:font-style-asian="normal" style:font-size-complex="14pt" style:font-style-complex="normal"/>
    </style:style>
    <style:style style:name="P79" style:family="paragraph" style:parent-style-name="Standard">
      <style:text-properties officeooo:paragraph-rsid="00239362"/>
    </style:style>
    <style:style style:name="T1" style:family="text">
      <style:text-properties officeooo:rsid="00075a7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c8a18" style:font-weight-asian="normal" style:font-weight-complex="normal"/>
    </style:style>
    <style:style style:name="T4" style:family="text">
      <style:text-properties fo:font-weight="normal" officeooo:rsid="000d8752" style:font-weight-asian="normal" style:font-weight-complex="normal"/>
    </style:style>
    <style:style style:name="T5" style:family="text">
      <style:text-properties fo:font-weight="normal" officeooo:rsid="00192f5e" style:font-weight-asian="normal" style:font-weight-complex="normal"/>
    </style:style>
    <style:style style:name="T6" style:family="text">
      <style:text-properties fo:font-weight="normal" officeooo:rsid="001d76f7" style:font-weight-asian="normal" style:font-weight-complex="normal"/>
    </style:style>
    <style:style style:name="T7" style:family="text">
      <style:text-properties fo:font-weight="normal" officeooo:rsid="00239362" style:font-weight-asian="normal" style:font-weight-complex="normal"/>
    </style:style>
    <style:style style:name="T8" style:family="text">
      <style:text-properties fo:font-weight="normal" officeooo:rsid="0114e8f1" style:font-weight-asian="normal" style:font-weight-complex="normal"/>
    </style:style>
    <style:style style:name="T9" style:family="text">
      <style:text-properties officeooo:rsid="0009226f"/>
    </style:style>
    <style:style style:name="T10" style:family="text">
      <style:text-properties officeooo:rsid="000a187b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0bee7" style:font-weight-asian="bold" style:font-weight-complex="bold"/>
    </style:style>
    <style:style style:name="T13" style:family="text">
      <style:text-properties fo:font-weight="bold" officeooo:rsid="0112eed4" style:font-weight-asian="bold" style:font-weight-complex="bold"/>
    </style:style>
    <style:style style:name="T14" style:family="text">
      <style:text-properties fo:font-weight="bold" officeooo:rsid="0114e8f1" style:font-weight-asian="bold" style:font-weight-complex="bold"/>
    </style:style>
    <style:style style:name="T15" style:family="text">
      <style:text-properties fo:font-weight="bold" officeooo:rsid="00239362" style:font-weight-asian="bold" style:font-weight-complex="bold"/>
    </style:style>
    <style:style style:name="T16" style:family="text">
      <style:text-properties officeooo:rsid="0015ebf8"/>
    </style:style>
    <style:style style:name="T17" style:family="text">
      <style:text-properties officeooo:rsid="00186d59"/>
    </style:style>
    <style:style style:name="T18" style:family="text">
      <style:text-properties officeooo:rsid="0018e2d9"/>
    </style:style>
    <style:style style:name="T19" style:family="text">
      <style:text-properties style:text-position="super 58%"/>
    </style:style>
    <style:style style:name="T20" style:family="text">
      <style:text-properties style:text-position="super 58%" fo:font-weight="normal" style:font-weight-asian="normal" style:font-weight-complex="normal"/>
    </style:style>
    <style:style style:name="T21" style:family="text">
      <style:text-properties style:text-position="super 58%" style:font-name="Liberation Serif1" officeooo:rsid="00192f5e" style:font-name-asian="Liberation Serif1" style:font-name-complex="Liberation Serif1"/>
    </style:style>
    <style:style style:name="T22" style:family="text">
      <style:text-properties style:text-position="super 58%" officeooo:rsid="00192f5e"/>
    </style:style>
    <style:style style:name="T23" style:family="text">
      <style:text-properties style:text-position="super 58%" officeooo:rsid="0020bee7"/>
    </style:style>
    <style:style style:name="T24" style:family="text">
      <style:text-properties style:text-position="0% 100%"/>
    </style:style>
    <style:style style:name="T25" style:family="text">
      <style:text-properties style:text-position="0% 100%" fo:font-weight="normal" style:font-weight-asian="normal" style:font-weight-complex="normal"/>
    </style:style>
    <style:style style:name="T26" style:family="text">
      <style:text-properties style:text-position="0% 100%" fo:font-weight="normal" officeooo:rsid="00192d09" style:font-weight-asian="normal" style:font-weight-complex="normal"/>
    </style:style>
    <style:style style:name="T27" style:family="text">
      <style:text-properties style:text-position="0% 100%" style:font-name="Liberation Serif1" style:font-name-asian="Liberation Serif1" style:font-name-complex="Liberation Serif1"/>
    </style:style>
    <style:style style:name="T28" style:family="text">
      <style:text-properties style:text-position="0% 100%" style:font-name="Liberation Serif1" officeooo:rsid="00192d09" style:font-name-asian="Liberation Serif1" style:font-name-complex="Liberation Serif1"/>
    </style:style>
    <style:style style:name="T29" style:family="text">
      <style:text-properties style:text-position="0% 100%" style:font-name="Liberation Serif1" officeooo:rsid="00f6bb5a" style:font-name-asian="Liberation Serif1" style:font-name-complex="Liberation Serif1"/>
    </style:style>
    <style:style style:name="T30" style:family="text">
      <style:text-properties style:text-position="0% 100%" style:font-name="Liberation Serif1" officeooo:rsid="00192f5e" style:font-name-asian="Liberation Serif1" style:font-name-complex="Liberation Serif1"/>
    </style:style>
    <style:style style:name="T31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style:text-position="0% 100%" fo:font-style="normal" style:font-style-asian="normal" style:font-style-complex="normal"/>
    </style:style>
    <style:style style:name="T33" style:family="text">
      <style:text-properties style:text-position="0% 100%" fo:font-style="normal" officeooo:rsid="00fc5171" style:font-style-asian="normal" style:font-style-complex="normal"/>
    </style:style>
    <style:style style:name="T34" style:family="text">
      <style:text-properties style:text-position="0% 100%" fo:font-style="normal" officeooo:rsid="0114e8f1" style:font-style-asian="normal" style:font-style-complex="normal"/>
    </style:style>
    <style:style style:name="T35" style:family="text">
      <style:text-properties style:text-position="0% 100%" officeooo:rsid="00fc5171"/>
    </style:style>
    <style:style style:name="T36" style:family="text">
      <style:text-properties style:text-position="0% 100%" officeooo:rsid="010fcff1"/>
    </style:style>
    <style:style style:name="T37" style:family="text">
      <style:text-properties officeooo:rsid="00192f5e"/>
    </style:style>
    <style:style style:name="T38" style:family="text">
      <style:text-properties officeooo:rsid="001ab0a4"/>
    </style:style>
    <style:style style:name="T39" style:family="text">
      <style:text-properties officeooo:rsid="001d76f7"/>
    </style:style>
    <style:style style:name="T40" style:family="text">
      <style:text-properties officeooo:rsid="00206a4a"/>
    </style:style>
    <style:style style:name="T41" style:family="text">
      <style:text-properties officeooo:rsid="0020bee7"/>
    </style:style>
    <style:style style:name="T42" style:family="text">
      <style:text-properties officeooo:rsid="00239362"/>
    </style:style>
    <style:style style:name="T43" style:family="text">
      <style:text-properties fo:font-size="18pt" fo:font-weight="bold" style:font-size-asian="18pt" style:font-weight-asian="bold" style:font-size-complex="18pt" style:font-weight-complex="bold"/>
    </style:style>
    <style:style style:name="T44" style:family="text">
      <style:text-properties fo:font-size="18pt" fo:font-weight="bold" officeooo:rsid="0101f3a1" style:font-size-asian="18pt" style:font-weight-asian="bold" style:font-size-complex="18pt" style:font-weight-complex="bold"/>
    </style:style>
    <style:style style:name="T45" style:family="text">
      <style:text-properties fo:font-size="18pt" fo:font-weight="bold" officeooo:rsid="0112eed4" style:font-size-asian="18pt" style:font-weight-asian="bold" style:font-size-complex="18pt" style:font-weight-complex="bold"/>
    </style:style>
    <style:style style:name="T46" style:family="text">
      <style:text-properties fo:font-size="18pt" fo:font-weight="bold" officeooo:rsid="0114e8f1" style:font-size-asian="18pt" style:font-weight-asian="bold" style:font-size-complex="18pt" style:font-weight-complex="bold"/>
    </style:style>
    <style:style style:name="T47" style:family="text">
      <style:text-properties officeooo:rsid="01156a0b"/>
    </style:style>
    <style:style style:name="T48" style:family="text">
      <style:text-properties fo:font-size="14pt" officeooo:rsid="0101f3a1" style:font-size-asian="14pt" style:font-size-complex="14pt"/>
    </style:style>
    <style:style style:name="T49" style:family="text">
      <style:text-properties fo:font-size="14pt" officeooo:rsid="0106b542" style:font-size-asian="14pt" style:font-size-complex="14pt"/>
    </style:style>
    <style:style style:name="T50" style:family="text">
      <style:text-properties fo:font-size="14pt" officeooo:rsid="0112eed4" style:font-size-asian="14pt" style:font-size-complex="14pt"/>
    </style:style>
    <style:style style:name="T51" style:family="text">
      <style:text-properties fo:font-size="14pt" officeooo:rsid="01056d33" style:font-size-asian="14pt" style:font-size-complex="14pt"/>
    </style:style>
    <style:style style:name="T52" style:family="text">
      <style:text-properties officeooo:rsid="0106b542"/>
    </style:style>
    <style:style style:name="T53" style:family="text">
      <style:text-properties officeooo:rsid="01203025"/>
    </style:style>
    <style:style style:name="T54" style:family="text">
      <style:text-properties officeooo:rsid="0112eed4"/>
    </style:style>
    <style:style style:name="T55" style:family="text">
      <style:text-properties officeooo:rsid="010dbd07"/>
    </style:style>
    <style:style style:name="T56" style:family="text">
      <style:text-properties officeooo:rsid="0114e8f1"/>
    </style:style>
    <style:style style:name="T57" style:family="text">
      <style:text-properties officeooo:rsid="010f0d60"/>
    </style:style>
    <style:style style:name="T58" style:family="text">
      <style:text-properties officeooo:rsid="010fcff1"/>
    </style:style>
    <style:style style:name="T59" style:family="text">
      <style:text-properties style:text-underline-style="solid" style:text-underline-width="auto" style:text-underline-color="font-color" fo:font-weight="bold" officeooo:rsid="00239362" style:font-weight-asian="bold" style:font-weight-complex="bold"/>
    </style:style>
    <style:style style:name="T60" style:family="text">
      <style:text-properties officeooo:rsid="00267882"/>
    </style:style>
    <style:style style:name="T61" style:family="text">
      <style:text-properties officeooo:rsid="0028190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Meataxe-64</text:p>
      <text:p text:style-name="P59"><text:span text:style-name="T1">Pcrit</text:span>.</text:p>
      <text:p text:style-name="P60">Richard Parker <text:span text:style-name="T42">17</text:span>.<text:span text:style-name="T38">11</text:span>.201<text:span text:style-name="T17">7</text:span></text:p>
      <text:p text:style-name="P25"/>
      <text:p text:style-name="P61">Section 1 – Introduction</text:p>
      <text:p text:style-name="P1"/>
      <text:p text:style-name="P6">The <text:span text:style-name="T11">pcrit</text:span><text:span text:style-name="T2"> routines of meataxe64 are a collection of functions which</text:span><text:span text:style-name="T7"> are</text:span><text:span text:style-name="T2"> worth implementing in assembler for performance reasons</text:span><text:span text:style-name="T7">. <text:s/>In November 2017 this part of meataxe64 was completely reorganized, and this document is about the new structure.</text:span></text:p>
      <text:p text:style-name="P35"/>
      <text:p text:style-name="P24"><text:span text:style-name="T7">The routines are implemented for x86-64 only, and meataxe64 classifies such computers into broad </text:span><text:span text:style-name="T15">classes</text:span><text:span text:style-name="T7"> labelled with the letters a-j, where a is the oldest and j represents a computer with AVX-2, and several routines have been implemented several times so that they run faster on more modern machines.</text:span></text:p>
      <text:p text:style-name="P35"/>
      <text:p text:style-name="P66"><text:span text:style-name="T11">Section </text:span><text:span text:style-name="T15">2</text:span><text:span text:style-name="T11"> – </text:span><text:span text:style-name="T15">Machine Type.</text:span></text:p>
      <text:p text:style-name="P35"/>
      <text:p text:style-name="P7"><text:span text:style-name="T2">The FieldSet routine calls a function </text:span><text:span text:style-name="T11">mactype</text:span><text:span text:style-name="T2"> (in pcrit) to determine the class of the machine (and other things).</text:span></text:p>
      <text:p text:style-name="P9"/>
      <text:p text:style-name="P10"><text:span text:style-name="T11">void mactype(char mact[8]) </text:span>to produce details of the machine that the software is currently running on. <text:s/>The idea of this routine is to answer, as simply as possible, the questions that the meataxe64 application needs answers to - basically which routines to call, and how big to make things so they are suitable for cache.</text:p>
      <text:p text:style-name="P10"/>
      <text:p text:style-name="P10"><text:span text:style-name="T11">mact[0]</text:span> - the class. <text:s/>The first byte is the "class", as described in section <text:span text:style-name="T42">3</text:span>, aimed at the choice of routines to call. <text:s/>In principle it could be advantageous to write a separate routine for each class, but in practice, for a particular job, many classes are equivalent as new instructions available are not useful. <text:s/><text:span text:style-name="T47">Hence, for example, the mod-2 HPMI routine exists </text:span>for<text:span text:style-name="T47"> "legacy" SSE (class 'a'), VEX-encoded SSE (class 'g'), AVX-2 (class 'j') and (soon) AVX-512.</text:span></text:p>
      <text:p text:style-name="P10"/>
      <text:p text:style-name="P11">The next <text:span text:style-name="T42">bytes will give further information about cache-sizes etc., but this has not yet been fully designed.</text:span></text:p>
      <text:p text:style-name="P11"/>
      <text:p text:style-name="P66"><text:span text:style-name="T11">Section </text:span><text:span text:style-name="T15">3</text:span><text:span text:style-name="T11"> – </text:span><text:span text:style-name="T13">mact[0] - the "class".</text:span></text:p>
      <text:p text:style-name="P24"/>
      <text:p text:style-name="P79"><text:span text:style-name="T44">Class 'a'.</text:span><text:span text:style-name="T48"> <text:s/>This must work on every x86-64 computer there ever was</text:span><text:span text:style-name="T49">, though whether the "c" compiler and the libraries will is another matter.</text:span><text:span text:style-name="T50"> <text:s/></text:span><text:span text:style-name="T51">None of Intel's earlier notebook CPUs (Core Duo, Pentium M, Celeron M, Mobile Pentium 4) implement Intel 64</text:span><text:span text:style-name="T50">, so they do not have a class at all, but very early chips did not implement the </text:span><text:span text:style-name="T49">LAHF/SAHF and CMPXCHG16 instructions</text:span><text:span text:style-name="T50">, and SSE3 also came </text:span><text:soft-page-break/><text:span text:style-name="T50">later. <text:s/></text:span><text:span text:style-name="T49">Most processors from 2003 - 2004 and many in 2005 will need this class.</text:span></text:p>
      <text:p text:style-name="P12"/>
      <text:p text:style-name="P8"><text:span text:style-name="T43">Class '</text:span><text:span text:style-name="T45">b</text:span><text:span text:style-name="T43">'.</text:span> <text:s/><text:span text:style-name="T52">The use of CMPXCHG16 and LAHF/SAHF is allowed, as are all the SSE3 extensions. <text:s/>Needs the following three flags (else class is 'a')</text:span></text:p>
      <text:p text:style-name="P12">lahf_lm (LAHF in long mode) 8000001 ecx bit 0 value 1</text:p>
      <text:p text:style-name="P12">cx16 (CMPXCHG16) %ecx bit 13 value 0x2000</text:p>
      <text:p text:style-name="P12">pni (S<text:span text:style-name="T53">SE</text:span>3 - Prescott new instructions) %ecx bit 0 value 1.</text:p>
      <text:p text:style-name="P13">Hence the programmer of a class '<text:span text:style-name="T54">b</text:span>' machine may additionally use <text:span text:style-name="T55">the following instructions.</text:span></text:p>
      <text:p text:style-name="P13">LAHF, SAHF, CMPXCHG16, FISTTP LDDQU ADDSUB HADDPS MOVDUP</text:p>
      <text:p text:style-name="P14">None of these, with the possible exception of CMPXCHG16, look very useful.</text:p>
      <text:p text:style-name="P8"/>
      <text:p text:style-name="P8"><text:span text:style-name="T43">Class '</text:span><text:span text:style-name="T45">c</text:span><text:span text:style-name="T43">'.</text:span> <text:s/><text:span text:style-name="T52">The additional use of the SSSE3 instructions are allowed.</text:span></text:p>
      <text:p text:style-name="P14">ssse3 (SSSE3 extensions) %ecx bit 9 value 0x200</text:p>
      <text:p text:style-name="P14">Again, all fairly specialized instructions. <text:s/>The extra instructions available are . . . </text:p>
      <text:p text:style-name="P14"><text:span text:style-name="T33">PSHUFB PALIGNR PHADD/SUB PMULHRSW PMADDUBSW</text:span><text:span text:style-name="T32"> </text:span><text:span text:style-name="T33">PABS PSIGN</text:span></text:p>
      <text:p text:style-name="P15"><text:span text:style-name="T33">I</text:span><text:span text:style-name="T32"> believe the VIA Nano 2000 is in this class.</text:span></text:p>
      <text:p text:style-name="P74">AMD chips 2007-2009 seem to be in this class.</text:p>
      <text:p text:style-name="P75">AMD low-power Bobcat is in this class.</text:p>
      <text:p text:style-name="P8"/>
      <text:p text:style-name="P8"><text:span text:style-name="T43">Class '</text:span><text:span text:style-name="T45">d</text:span><text:span text:style-name="T43">'.</text:span> <text:s/><text:span text:style-name="T56">The additional use of the SSE4.1 instructions are allowed.</text:span></text:p>
      <text:p text:style-name="P14">ss<text:span text:style-name="T57">e41</text:span> (SS<text:span text:style-name="T57">E4.1</text:span> extensions) %ecx bit <text:span text:style-name="T57">1</text:span>9 value 0x<text:span text:style-name="T57">8</text:span>00<text:span text:style-name="T57">00.</text:span></text:p>
      <text:p text:style-name="P16"><text:span text:style-name="T33">T</text:span><text:span text:style-name="T32">his is a large set of important instructions, including the PMULDQ used in the reduction of 10-bit fields (primes 17-61) in the AS HPMI.</text:span><text:span text:style-name="T34"> <text:s/>It is the class </text:span></text:p>
      <text:p text:style-name="P76">MOVNTDQA PACKUSDW PMOV(S/Z)X PBLENDVB PBLENDW PCMPEQQ</text:p>
      <text:p text:style-name="P76">PINSRB/D/Q PMULLD PMULDQ PMIN/PMAX(S/U)(B/W/D)</text:p>
      <text:p text:style-name="P76">PHMINPOSUW MPSADBW PTEST</text:p>
      <text:p text:style-name="P77">I believe the VIA Nano 3000 is in this class.</text:p>
      <text:p text:style-name="P78"/>
      <text:p text:style-name="P8"><text:span text:style-name="T43">Class '</text:span><text:span text:style-name="T45">e</text:span><text:span text:style-name="T43">'.</text:span> <text:s/><text:span text:style-name="T52">The additional use of the SSE4.2 instructions are allowed.</text:span></text:p>
      <text:p text:style-name="P14">ss<text:span text:style-name="T57">e42</text:span>(S<text:span text:style-name="T57">SE4.2</text:span> extensions) %ecx bit <text:span text:style-name="T57">20</text:span> value 0x<text:span text:style-name="T57">100000</text:span></text:p>
      <text:p text:style-name="P17">popcnt (POPCNT) <text:span text:style-name="T55">%ecx bit 2</text:span>3<text:span text:style-name="T55"> value 0x</text:span>8<text:span text:style-name="T55">00000</text:span></text:p>
      <text:p text:style-name="P14">The extra instructions available are . . . </text:p>
      <text:p text:style-name="P57"><text:span text:style-name="T35">POPCNT CRC32 PCMPGTQ PCMPESTRI etc. (</text:span><text:span text:style-name="T36">Intel Manual </text:span><text:span text:style-name="T35">Section 4.1)</text:span></text:p>
      <text:p text:style-name="P76"/>
      <text:p text:style-name="P8"><text:span text:style-name="T43">Class '</text:span><text:span text:style-name="T45">f</text:span><text:span text:style-name="T43">'.</text:span> <text:s/><text:span text:style-name="T56">Previously called </text:span><text:span text:style-name="T14">NEH</text:span><text:span text:style-name="T56">alem, allowing the CLMUL instruction.</text:span></text:p>
      <text:p text:style-name="P14"><text:span text:style-name="T58">clmul </text:span>(<text:span text:style-name="T58">PCLMULQDQ</text:span>) %ecx bit <text:span text:style-name="T58">1</text:span> value <text:span text:style-name="T58">2</text:span></text:p>
      <text:p text:style-name="P14">The extra instruction<text:span text:style-name="T58"> </text:span>available <text:span text:style-name="T58">is just PCLMULQDQ.</text:span></text:p>
      <text:p text:style-name="P9">This class is needed for the routines for large fields of characteristic 2.</text:p>
      <text:p text:style-name="P18">It appears that the new Intel pentium/celeron chips are in this class.</text:p>
      <text:p text:style-name="P9"/>
      <text:p text:style-name="P8"><text:span text:style-name="T43">Class '</text:span><text:span text:style-name="T46">g</text:span><text:span text:style-name="T43">'.</text:span> <text:s/><text:span text:style-name="T52">This class allows the additional use of AVX instruction set, and ideally all routines using the SSE vector registers should be rewritten for this class, as it allows the VEX-encoded 128-bit instructions (rather than the "legacy" ones), as well as the three-operand versions (avoiding the occasional copying). <text:s/>Also allows the use </text:span><text:soft-page-break/><text:span text:style-name="T52">of the 256-bit registers for floating point use (only).</text:span></text:p>
      <text:p text:style-name="P19">avx (AVX-1) %ecx bit 28 value 0x10000000</text:p>
      <text:p text:style-name="P20">The AMD Bulldozer is in this class.</text:p>
      <text:p text:style-name="P21">The Intel Sandy/Ivy Bridge are in this class.</text:p>
      <text:p text:style-name="P8"/>
      <text:p text:style-name="P8"><text:span text:style-name="T43">Class '</text:span><text:span text:style-name="T46">h</text:span><text:span text:style-name="T43">'.</text:span> <text:s/><text:span text:style-name="T56">Previously called </text:span><text:span text:style-name="T14">PIL</text:span><text:span text:style-name="T8">edriver. <text:s/>T</text:span><text:span text:style-name="T56">he BMI1 instructions are new in this class. <text:s/>This is the class of lovelace and babbage.</text:span></text:p>
      <text:p text:style-name="P22">ANDN BEXTR BLS(I/MSK/R) TZCNT</text:p>
      <text:p text:style-name="P19">bmi1 (BMI1) 07 %ebx bit 3 value 8</text:p>
      <text:p text:style-name="P22">The AMD Piledriver and Steamroller are in this class</text:p>
      <text:p text:style-name="P23">The AMD low-power Jaguar is in this class.</text:p>
      <text:p text:style-name="P8"/>
      <text:p text:style-name="P8"><text:span text:style-name="T43">Class '</text:span><text:span text:style-name="T46">i</text:span><text:span text:style-name="T43">'.</text:span> <text:s/><text:span text:style-name="T56">The BMI2 instructions are new in this class.</text:span></text:p>
      <text:p text:style-name="P22">BZHI MULX PEXT/DEP RORX SARX SHRX SHLX</text:p>
      <text:p text:style-name="P19">bmi2 (BMI2) 07 %ebx bit 8 value 0x100</text:p>
      <text:p text:style-name="P22">I believe the AMD Excavator is in this class.</text:p>
      <text:p text:style-name="P8"/>
      <text:p text:style-name="P8"><text:span text:style-name="T43">Class '</text:span><text:span text:style-name="T46">j</text:span><text:span text:style-name="T43">'.</text:span> <text:s/><text:span text:style-name="T56">Previously called </text:span><text:span text:style-name="T14">HAS</text:span><text:span text:style-name="T8">well.</text:span><text:span text:style-name="T56"> <text:s/>This class includes the AVX-2 instruction set, allowing the use of 256-bit registers for integer use.</text:span></text:p>
      <text:p text:style-name="P19">avx2 (AVX-2) 07 %ebx bit 5 value 0x20</text:p>
      <text:p text:style-name="P19">movbe (MOVBE) %ecx bit 22 value 0x400000</text:p>
      <text:p text:style-name="P23">The Intel Haswell, Broadwell and Skylake are in this class.</text:p>
      <text:p text:style-name="P23">The AMD Ryzen is in this class.</text:p>
      <text:p text:style-name="P23"/>
      <text:p text:style-name="P7">Further classes are expected in future to control the use of AVX-512 etc..</text:p>
      <text:p text:style-name="P7"/>
      <text:p text:style-name="P65">Section <text:span text:style-name="T42">4</text:span> – <text:span text:style-name="T42">HPMI in characteristic 2.</text:span></text:p>
      <text:p text:style-name="P4"/>
      <text:p text:style-name="P39">There are two routines <text:span text:style-name="T42">involved in the HPMI in characteristic 2, namely pc</text:span><text:span text:style-name="T59">x</text:span><text:span text:style-name="T42">b2 and pc</text:span><text:span text:style-name="T59">x</text:span><text:span text:style-name="T42">xor.</text:span></text:p>
      <text:p text:style-name="P39"/>
      <text:p text:style-name="P45"><text:span text:style-name="T11">void pcab2(uint8_t *a, uint8_t * bv, uint8_t *c)</text:span> is the main BrickMad routine, taking in Afmt in 5-byte blocks (skip/termnate then eight nybbles), a populated brick work area and a chunk of Cmft to add the answers into. <text:s/>It is not expected that this routine be called outside the HPMI.</text:p>
      <text:p text:style-name="P45"/>
      <text:p text:style-name="P45">As this is such an important routine, there are three implementations.</text:p>
      <text:p text:style-name="P45"/>
      <text:p text:style-name="P45">pcab2 uses simple (legacy) SSE instructions.</text:p>
      <text:p text:style-name="P45">pcgb2 uses SSE, but with the VEX prefix.</text:p>
      <text:p text:style-name="P45">pcj<text:span text:style-name="T61">b</text:span>2 uses AVX-2, utilizing 256-bit registers to double the work-rate.</text:p>
      <text:p text:style-name="P39"/>
      <text:p text:style-name="P45"><text:span text:style-name="T11">void pcaxor(Dfmt * d, const Dfmt * s1, const Dfmt * s2, uint64_t nob)</text:span> performs a 3-operand exclusive-or of nob bytes of s1 and s2, putting the result into d. <text:s/>Any or all of these pointers may be equal, but they may not overlap in any other way.</text:p>
      <text:p text:style-name="P45"/>
      <text:p text:style-name="P47"><text:soft-page-break/>Again there are three implementations.</text:p>
      <text:p text:style-name="P46"/>
      <text:p text:style-name="P46">pca<text:span text:style-name="T60">xor</text:span> uses simple (legacy) SSE instructions.</text:p>
      <text:p text:style-name="P46">pcg<text:span text:style-name="T60">xor</text:span> uses SSE, but with the VEX prefix.</text:p>
      <text:p text:style-name="P46">pcj<text:span text:style-name="T60">xor</text:span> uses AVX-2, utilizing 256-bit registers to double the work-rate.</text:p>
      <text:p text:style-name="P46"/>
      <text:p text:style-name="P47">=================== <text:s text:c="2"/>End of editing <text:s/>=============================</text:p>
      <text:p text:style-name="P47"/>
      <text:p text:style-name="P47">The rest of this document is out-of-date junk.</text:p>
      <text:p text:style-name="P47"/>
      <text:p text:style-name="P63">Section <text:span text:style-name="T18">2</text:span> – <text:span text:style-name="T18">AS primes routines.</text:span></text:p>
      <text:p text:style-name="P2"/>
      <text:p text:style-name="P38">There are two routines specifically produced to service the primes that are done in the HPMI using AS-type codes - <text:span text:style-name="T11">pcchain</text:span> and <text:span text:style-name="T11">pcbmas</text:span>. <text:s/>The pcchain routine is designed to compute addition chains as a subroutine to BGrease, and is designed for considerably more general cases than pcbmas, which is probably limited to primes less than 181.</text:p>
      <text:p text:style-name="P38"/>
      <text:p text:style-name="P38">Both routines take an array, normally living in the FIELD structure, containing a collection of necessary uint64_t values, and a pointer to this array (called <text:span text:style-name="T11">parms</text:span>) is passed to both of them. <text:s/>The elements of the parms array are . . .</text:p>
      <text:p text:style-name="P38"/>
      <text:p text:style-name="P48">parms[0]<text:span text:style-name="T2"><text:tab/>The </text:span>characteristic<text:span text:style-name="T2"> of the field - equal to f-&gt;charc.</text:span></text:p>
      <text:p text:style-name="P48">parms[1]<text:span text:style-name="T2"><text:tab/>A </text:span>shift<text:span text:style-name="T2"> value S. <text:s/>This is used in both routines, and in different ways.</text:span></text:p>
      <text:p text:style-name="P38"><text:tab/><text:tab/>The more stringent requrement comes from pcbmas, where it must be the</text:p>
      <text:p text:style-name="P38"><text:tab/><text:tab/>shift needed to convert the masked value into the units position. <text:s/>In the</text:p>
      <text:p text:style-name="P38"><text:tab/><text:tab/>case of pcchain, it needs to be a shift within the bit-length of the values,</text:p>
      <text:p text:style-name="P48"><text:span text:style-name="T2"><text:tab/><text:tab/>and such that 2</text:span><text:span text:style-name="T20">S</text:span><text:span text:style-name="T25"> &gt; characteristic.</text:span></text:p>
      <text:p text:style-name="P48"><text:span text:style-name="T24">parms[2]</text:span><text:span text:style-name="T25"><text:tab/>The </text:span><text:span text:style-name="T24">mask</text:span><text:span text:style-name="T25"> used in pcbmas. <text:s/>This must have all the bits set within the bit-</text:span></text:p>
      <text:p text:style-name="P48"><text:span text:style-name="T25"><text:tab/><text:tab/>length of the values from 2</text:span><text:span text:style-name="T20">S</text:span><text:span text:style-name="T25"> upwards. <text:s/>For pcchain, all that is needed is</text:span></text:p>
      <text:p text:style-name="P48"><text:span text:style-name="T25"><text:tab/><text:tab/>that the 2</text:span><text:span text:style-name="T20">S</text:span><text:span text:style-name="T25"> bit is set, and all lower bits unset.</text:span></text:p>
      <text:p text:style-name="P48"><text:span text:style-name="T24">parms[3]</text:span><text:span text:style-name="T25"><text:tab/></text:span><text:span text:style-name="T24">2</text:span><text:span text:style-name="T19">S</text:span><text:span text:style-name="T24"> </text:span><text:span text:style-name="T28">−</text:span><text:span text:style-name="T24"> p</text:span><text:span text:style-name="T26">. <text:s/>This is used only in pcchain, and is added to a value so that the</text:span></text:p>
      <text:p text:style-name="P50"><text:span text:style-name="T25"><text:tab/><text:tab/>2</text:span><text:span text:style-name="T20">S</text:span><text:span text:style-name="T25"> bit is set if and only if the value was p or greater.</text:span></text:p>
      <text:p text:style-name="P50"><text:span text:style-name="T24">parms[4]</text:span><text:span text:style-name="T25"><text:tab/></text:span><text:span text:style-name="T24">cfmtcauld</text:span><text:span text:style-name="T25"> - the number of bytes in a cauldron in Cfmt. </text:span><text:span text:style-name="T31"><text:s/>At present this</text:span></text:p>
      <text:p text:style-name="P71"><text:tab/><text:tab/>value <text:span text:style-name="T38">must be</text:span> 128 <text:span text:style-name="T38">for</text:span> both routines<text:span text:style-name="T38">.</text:span></text:p>
      <text:p text:style-name="P50"><text:span text:style-name="T24">parms[5]<text:tab/>Slots</text:span><text:span text:style-name="T25"> - the number of code words for each slice. <text:s/>This value may be</text:span></text:p>
      <text:p text:style-name="P72"><text:tab/><text:tab/>larger than the actual number of code words - it is used to determine</text:p>
      <text:p text:style-name="P72"><text:tab/><text:tab/>where the next slice starts.</text:p>
      <text:p text:style-name="P50"><text:span text:style-name="T24">parms[6]<text:tab/>Slices</text:span><text:span text:style-name="T25">. <text:s text:c="3"/></text:span><text:span text:style-name="T31">At present this is not used by pcbmas as it is assumed to be 7.</text:span></text:p>
      <text:p text:style-name="P71"><text:tab/><text:tab/>It should be set to 7 for future compatibility. <text:s/>It is used in pcchain and</text:p>
      <text:p text:style-name="P71"><text:tab/><text:tab/>must be correctly set for that routine.</text:p>
      <text:p text:style-name="P54">parms[7]<text:tab/>2<text:span text:style-name="T19">S</text:span><text:span text:style-name="T24"> % p</text:span><text:span text:style-name="T25">. <text:s/>This is the multiplier, used only in pcbmas, to convert the</text:span></text:p>
      <text:p text:style-name="P73"><text:tab/><text:tab/>shifted masked bits into the number to add on to the lower bits.</text:p>
      <text:p text:style-name="P54"><text:span text:style-name="T24">parms[8]</text:span><text:span text:style-name="T25"><text:tab/></text:span><text:span text:style-name="T24">Bias</text:span><text:span text:style-name="T25">. <text:s/>This is the </text:span></text:p>
      <text:p text:style-name="P73"/>
      <text:p text:style-name="P40"><text:span text:style-name="T11">void pcchain(uint8_t * prog, uint8_t bwa, uint64_t * parms)</text:span> to compute the addition chain as specified in the program prog. <text:s/>Many of the details needed are in the <text:soft-page-break/>parms routine, which is constant for any given field (as is the prog, as a rule!).</text:p>
      <text:p text:style-name="P40"/>
      <text:p text:style-name="P56"><text:span text:style-name="T2">The central idea is to interpret </text:span><text:span text:style-name="T5">the</text:span><text:span text:style-name="T2"> string of bytes </text:span><text:span text:style-name="T5">(in prog) </text:span><text:span text:style-name="T2">as a set of instructions to compute the chain by adding two already computed multiples and then reducing modulo the prime.</text:span></text:p>
      <text:p text:style-name="P41"/>
      <text:p text:style-name="P41">The byte-code.</text:p>
      <text:p text:style-name="P41">At the start of interpreting a byte, the following state is held.</text:p>
      <text:p text:style-name="P56"><text:span text:style-name="T2">The </text:span><text:span text:style-name="T11">accumulator</text:span><text:span text:style-name="T2"> - a cauldron, held in vector registers.</text:span></text:p>
      <text:p text:style-name="P56"><text:span text:style-name="T2">The </text:span><text:span text:style-name="T11">destination</text:span><text:span text:style-name="T2"> slot</text:span><text:span text:style-name="T5">.</text:span></text:p>
      <text:p text:style-name="P41"/>
      <text:p text:style-name="P41">At the start, the accumulator is loaded with slot number 1 (which is always seeded by BSeed) and the destination slot set to 2. <text:s/></text:p>
      <text:p text:style-name="P41"/>
      <text:p text:style-name="P43">The interpretation of the prog bytes is given below.</text:p>
      <text:p text:style-name="P41"/>
      <text:p text:style-name="P51">0-<text:span text:style-name="T37">79</text:span><text:span text:style-name="T2"> add the slot of that number into the accumulator, store the result in the destination slot, and increment the destination slot. <text:s/>For star chains, or for parts of the computation that can be done by a star chain, these (and stop!) are the only codes needed, and they are expected to form </text:span><text:span text:style-name="T5">the commonest instructions by some margin.</text:span></text:p>
      <text:p text:style-name="P51"><text:span text:style-name="T37">80-159</text:span><text:span text:style-name="T2"> load the accumulator from the slot number </text:span><text:span text:style-name="T5">8</text:span><text:span text:style-name="T2">0 less than the byte-code.</text:span></text:p>
      <text:p text:style-name="P51"><text:span text:style-name="T37">160</text:span>-<text:span text:style-name="T37">239</text:span><text:span text:style-name="T2"> set the destination slot to be </text:span><text:span text:style-name="T5">16</text:span><text:span text:style-name="T2">0 less than the byte code</text:span></text:p>
      <text:p text:style-name="P53">240-254<text:span text:style-name="T2"> Unused and reserved for future use.</text:span></text:p>
      <text:p text:style-name="P51"><text:span text:style-name="T37">255</text:span><text:span text:style-name="T2"> stop - the program has completed.</text:span></text:p>
      <text:p text:style-name="P41"/>
      <text:p text:style-name="P44">As an example, take P=71</text:p>
      <text:p text:style-name="P44">Slot<text:tab/><text:tab/>0 1 2 3 <text:s text:c="2"/>4 <text:s/>5 <text:s/>6 <text:s text:c="3"/>7 <text:s text:c="4"/>8 <text:s text:c="5"/>9 <text:s text:c="7"/>4 <text:s text:c="6"/>7</text:p>
      <text:p text:style-name="P52"><text:span text:style-name="T6">AS-code<text:tab/></text:span><text:span text:style-name="T2">0 1 2 3 [4] 8 12 [14] 24 </text:span><text:span text:style-name="T6"><text:s text:c="4"/></text:span><text:span text:style-name="T2">25 </text:span><text:span text:style-name="T6"><text:s text:c="4"/></text:span><text:span text:style-name="T2">39</text:span><text:span text:style-name="T6"> <text:s text:c="3"/></text:span><text:span text:style-name="T2"><text:s/>53</text:span></text:p>
      <text:p text:style-name="P44">byte-code<text:tab/> <text:s text:c="5"/>1 1 <text:s text:c="2"/>1 <text:s/>4 <text:s/>4 <text:s text:c="3"/>2 <text:s/>86 6 <text:s text:c="4"/>1 164 7 167 7 <text:s text:c="2"/>255</text:p>
      <text:p text:style-name="P42"/>
      <text:p text:style-name="P42">Reduction (of a number known to be less than 2p) is done by the following method. <text:s/>Bear in mind that all these operations are done to 64-bit chunks that <text:span text:style-name="T37">may well </text:span>contain more than one entry each.</text:p>
      <text:p text:style-name="P42"/>
      <text:p text:style-name="P42">Firstly a number 2<text:span text:style-name="T22">S</text:span><text:span text:style-name="T29">−</text:span><text:span text:style-name="T27">p (provided in the parameters) is added, where </text:span><text:span text:style-name="T30">S</text:span><text:span text:style-name="T27"> is chosen so that 2</text:span><text:span text:style-name="T21">S</text:span><text:span text:style-name="T27"> &gt; p. <text:s/>The result has the 2</text:span><text:span text:style-name="T21">S</text:span><text:span text:style-name="T27"> bit set if and only if the result was p or larger.</text:span></text:p>
      <text:p text:style-name="P42"><text:span text:style-name="T27">Secondly a logical 'and' is done with 2</text:span><text:span text:style-name="T21">S</text:span><text:span text:style-name="T27"> to keep this bit only.</text:span><text:span text:style-name="T30"> <text:s/>higher bits may be set in the mask, as they will not be set in the value after 2</text:span><text:span text:style-name="T21">S</text:span><text:span text:style-name="T29">−</text:span><text:span text:style-name="T27">p </text:span><text:span text:style-name="T30">has been added.</text:span></text:p>
      <text:p text:style-name="P67">This bit (1 if reduction required, 0 if not) is then shifted into the units position (the original is retained as well.</text:p>
      <text:p text:style-name="P67">The the shifted bit is subtracted from the unshifted bit to make a number that is either all 1 (if subtraction of p is wanted) or all zero otherwise.</text:p>
      <text:p text:style-name="P67">A logical AND is then done between p and this result. <text:s/>This is then p if subtraction is required and 0 otherwise.</text:p>
      <text:p text:style-name="P67">All that remains is to subtract this value from the original one.</text:p>
      <text:p text:style-name="P67"/>
      <text:p text:style-name="P55">void pcbmas(uint8_t *a, uint8_t * bv, uint8_t *c, uint64_t * parms)</text:p>
      <text:p text:style-name="P68"><text:soft-page-break/>Parameter a is the Afmt, which is a string of bytes treated as a string of uint64_t internally to pcbmas. <text:s/>Parameter bv is the brick work area, and parameter c is the Cfmt area to be added into.<text:span text:style-name="T39"> <text:s/>parms is as described above, containing the information, constant for the field, needed to perform the operation.</text:span></text:p>
      <text:p text:style-name="P68"/>
      <text:p text:style-name="P64">Section <text:span text:style-name="T40">3</text:span> – <text:span text:style-name="T40">Characteristic 2 DSMad assistance.</text:span></text:p>
      <text:p text:style-name="P3"/>
      <text:p text:style-name="P69">void pccl32 ( uint64_t * clpm, uint64_t scalar, uint64_t noc, </text:p>
      <text:p text:style-name="P69"><text:s text:c="22"/>uint32_t * d1, uint32_t * d2)</text:p>
      <text:p text:style-name="P69"/>
      <text:p text:style-name="P69">does a multiply-and-add of the vector at d1 by scalar into the vector at d2, noc values long.<text:span text:style-name="T41"> <text:s/>The scalar is left-justified, so that the X^(d-1) term is the most significant bit.</text:span></text:p>
      <text:p text:style-name="P69"/>
      <text:p text:style-name="P69">The parameters must be</text:p>
      <text:p text:style-name="P69"/>
      <text:p text:style-name="P69">clpm[0] e = X<text:span text:style-name="T19">2d</text:span> / p left-justified<text:span text:style-name="T41">, with X^d (</text:span><text:span text:style-name="T12">not d-1)</text:span><text:span text:style-name="T41"> the most significant bit.</text:span></text:p>
      <text:p text:style-name="P70">clpm[1] p<text:span text:style-name="T41"> (including X</text:span><text:span text:style-name="T23">d</text:span><text:span text:style-name="T41"> term)</text:span> left justified <text:span text:style-name="T41">- X^d (</text:span><text:span text:style-name="T12">not d-1)</text:span><text:span text:style-name="T41"> the most significant bit.</text:span></text:p>
      <text:p text:style-name="P69">clpm[2] shift = 64 - degree</text:p>
      <text:p text:style-name="P37"/>
      <text:p text:style-name="P36">------ end of editing - - - - all the rest is unchecked and probably useless <text:s/>-----</text:p>
      <text:p text:style-name="P5"/>
      <text:p text:style-name="P62">Section <text:span text:style-name="T9">2</text:span> – <text:span text:style-name="T9">Specifications of pcrit routines.</text:span></text:p>
      <text:p text:style-name="P26"/>
      <text:p text:style-name="P32"><text:span text:style-name="T11">uint64_t pcpmad ( uint64_t p <text:s/>, <text:s/>uint64_t a <text:s/>, <text:s/>uint64_t b uint64_t c)</text:span> to multiply a by b, add c, and reduce mod p. <text:s/>This uses the 128 / 64 division routine to reduce modulo p, and needs no preparation. <text:s/>It is used for the largest primes that meataxe64 is designed for, and can take around 70 clock cycles (20 nSec) in these cases. <text:s/>To multiply-and-subtract, just give p-c instead of c, <text:span text:style-name="T16">which works in all cases.</text:span></text:p>
      <text:p text:style-name="P32"><text:s text:c="2"/></text:p>
      <text:p text:style-name="P31">extern uint64_t pcpmul(uint64_t p,uint64_t a,uint64_t b); </text:p>
      <text:p text:style-name="P31">extern void pcxor(Dfmt * d, const Dfmt * s1, const Dfmt * s2, int nob);</text:p>
      <text:p text:style-name="P31">extern void pcbif(Dfmt * d, const Dfmt * s1, const Dfmt * s2,</text:p>
      <text:p text:style-name="P31"><text:s text:c="19"/>uint64_t nob, const uint8 * t);</text:p>
      <text:p text:style-name="P31">extern void pchset(HPMI * hp, const FIELD * f);</text:p>
      <text:p text:style-name="P31">extern uint64 pcinfocauld(uint64 fdef);</text:p>
      <text:p text:style-name="P31">void pcbm2(const uint8 *a, uint8 * bv, uint8 *c);</text:p>
      <text:p text:style-name="P31">void pcad3(const uint8 *a, const uint8 *b, uint8 * c);</text:p>
      <text:p text:style-name="P31">void pcbm3(const uint8 *a, uint8 * bv, uint8 *c);</text:p>
      <text:p text:style-name="P28"/>
      <text:p text:style-name="P31">// void pcb64p(uint64_t q,uint64_t * dd);</text:p>
      <text:p text:style-name="P31">// uint64_t pcb64(uint64_t a, uint64_t m);</text:p>
      <text:p text:style-name="P31">// void pcb128p(uint64_t q,uint64_t * dd);</text:p>
      <text:p text:style-name="P31">// uint64_t pcb128(uint64_t a,uint64_t m1,uint64_t m2);</text:p>
      <text:p text:style-name="P31">// </text:p>
      <text:p text:style-name="P27"/>
      <text:p text:style-name="P30"><text:span text:style-name="T11">void pcxor(Dfmt * d, const Dfmt * s1, const Dfmt * s2, int nob)</text:span> to perform an <text:soft-page-break/>exclusive-or of a string of data d = s1 ^ s2 of length 'nob' bytes<text:span text:style-name="T10">. <text:s/>The implementation uses vectorization where possible, and is tuned for cases where nob is fairly large but not divisible by a large power of two, and the areas are not assumed to be aligned in any way - MOVDQU is the key instruction used in pcrit1. <text:s/>pcxor is used from the FIELD routines DAdd and DSub, and indirectly from DSMad, but will not be part of the main performance-critical multiply routine in characteristic 2, which will use further routines that are not yet specified.</text:span></text:p>
      <text:p text:style-name="P30"/>
      <text:p text:style-name="P29">void pcbif(Dfmt * d,const Dfmt * s1,const Dfmt * s2, int nob,const uint8 * t,int m)<text:span text:style-name="T2"> to apply the binary function t to the bytes of s1 and s2, and put the resulting looked-up byte into d, with nob bytes being processed. <text:s/>If a1 is the byte fetched from an s1 location, and a2 comes from s2, the byte placed in d is t[a1*m+a2].</text:span><text:span text:style-name="T3"> <text:s/>So far I have seen no way to use vectorization, and the performance of this, although the best I can manage, is not that great. <text:s/>It is used primarily for adding and subtracting in odd characteristics where there is more than one entry in each byte</text:span><text:span text:style-name="T4">.</text:span></text:p>
      <text:p text:style-name="P33"/>
      <text:p text:style-name="P34">extern void pchal(int * gen, int * subgen);</text:p>
      <text:p text:style-name="P34">extern void hpmiset(FIELD * f);</text:p>
      <text:p text:style-name="P34">extern uint64_t pcstride(uint64_t s);</text:p>
      <text:p text:style-name="P34">extern uint64_t pcpmad(uint64_t p,uint64_t a,uint64_t b,uint64_t c);</text:p>
      <text:p text:style-name="P34">extern void pcxor(Dfmt * d, const Dfmt * s1, const Dfmt * s2, uint64_t nob);</text:p>
      <text:p text:style-name="P34">extern void pcbif(Dfmt * d, const Dfmt * s1, const Dfmt * s2,</text:p>
      <text:p text:style-name="P34"><text:s text:c="19"/>uint64_t nob, const uint8_t * t2);</text:p>
      <text:p text:style-name="P34">extern void pcbunf(Dfmt * d, const Dfmt * s, uint64_t nob,</text:p>
      <text:p text:style-name="P34"><text:s text:c="19"/>const uint8_t * t1, const uint8_t * t2);</text:p>
      <text:p text:style-name="P34">extern void pcxunf(Dfmt * d, const Dfmt * s, uint64_t nob,</text:p>
      <text:p text:style-name="P34"><text:s text:c="19"/>const uint8_t * t1);</text:p>
      <text:p text:style-name="P34">extern void pcunf(Dfmt * d, uint64_t nob, const uint8_t * t1);</text:p>
      <text:p text:style-name="P34"/>
      <text:p text:style-name="P34">void pcbm2(const uint8_t *a, uint8_t * bv, uint8_t *c);</text:p>
      <text:p text:style-name="P34">void pcad3(const uint8_t *a, const uint8_t *b, uint8_t * c);</text:p>
      <text:p text:style-name="P34">void pcbm3(const uint8_t *a, uint8_t * bv, uint8_t *c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DejaVu Sans Mono" style:font-family-complex="'DejaVu Sans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1-11-26T16:26:49</meta:creation-date>
    <dc:date>2017-11-18T15:05:39.721167966</dc:date>
    <meta:editing-duration>P1DT44M40S</meta:editing-duration>
    <meta:editing-cycles>112</meta:editing-cycles>
    <meta:generator>LibreOffice/5.1.6.2$Linux_X86_64 LibreOffice_project/10m0$Build-2</meta:generator>
    <meta:document-statistic meta:table-count="0" meta:image-count="0" meta:object-count="0" meta:page-count="7" meta:paragraph-count="171" meta:word-count="2672" meta:character-count="15276" meta:non-whitespace-character-count="12504"/>
  </office:meta>
</office:document-meta>
</file>